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,Continuous testing is very important </text:p>
      <text:p text:style-name="Standard">2, Jenkins is open source of continuous integration tool written in java</text:p>
      <text:p text:style-name="Standard">3,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chie Wijetilaka</meta:initial-creator>
    <meta:creation-date>2017-10-21T08:14:15.31</meta:creation-date>
    <meta:document-statistic meta:table-count="0" meta:image-count="0" meta:object-count="0" meta:page-count="1" meta:paragraph-count="3" meta:word-count="18" meta:character-count="113"/>
    <dc:date>2017-10-21T08:17:16.28</dc:date>
    <dc:creator>Machie Wijetilaka</dc:creator>
    <meta:editing-duration>PT3M3S</meta:editing-duration>
    <meta:editing-cycles>1</meta:editing-cycles>
    <meta:generator>OpenOffice/4.1.3$Win32 OpenOffice.org_project/413m1$Build-9783</meta:generator>
  </office:meta>
</office:document-meta>
</file>